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color="#000000" fo:font-size="14pt" style:font-size-asian="14pt" style:font-size-complex="1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Исходный_20_код" style:master-page-name="">
      <style:paragraph-properties fo:orphans="2" style:page-number="auto"/>
    </style:style>
    <style:style style:name="P5" style:family="paragraph" style:parent-style-name="First_20_line_20_indent">
      <style:text-properties fo:color="#000000" fo:font-size="14pt" style:font-size-asian="14pt" style:font-size-complex="14pt"/>
    </style:style>
    <style:style style:name="P6" style:family="paragraph" style:parent-style-name="Heading_20_1" style:master-page-name="Index">
      <style:paragraph-properties style:page-number="auto"/>
    </style:style>
    <style:style style:name="P7" style:family="paragraph" style:parent-style-name="Heading_20_2">
      <style:text-properties fo:color="#000000" style:font-name="Helvetica" fo:font-size="14pt" style:font-name-asian="Helvetica" style:font-size-asian="14pt" style:font-name-complex="Helvetica" style:font-size-complex="14pt"/>
    </style:style>
    <style:style style:name="P8"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Heading_20_2">
      <style:text-properties fo:color="#000000" fo:font-size="14pt" style:font-size-asian="14pt" style:font-size-complex="14pt"/>
    </style:style>
    <style:style style:name="P10" style:family="paragraph" style:parent-style-name="First_20_line_20_indent">
      <style:paragraph-properties fo:margin-left="0cm" fo:margin-right="0cm" fo:text-indent="0.499cm" style:auto-text-indent="false"/>
    </style:style>
    <style:style style:name="P11" style:family="paragraph" style:parent-style-name="Heading_20_3">
      <style:paragraph-properties fo:margin-left="0cm" fo:margin-right="0cm" fo:text-indent="0cm" style:auto-text-indent="false"/>
    </style:style>
    <style:style style:name="P12" style:family="paragraph" style:parent-style-name="Numbering_20_1" style:list-style-name="Numbering_20_1"/>
    <style:style style:name="P13" style:family="paragraph" style:parent-style-name="Numbering_20_1" style:list-style-name="L1"/>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umbering_20_1" style:list-style-name="L5"/>
    <style:style style:name="P18" style:family="paragraph" style:parent-style-name="Numbering_20_1" style:list-style-name="L6"/>
    <style:style style:name="P19" style:family="paragraph" style:list-style-name="L4"/>
    <style:style style:name="P20" style:family="paragraph" style:parent-style-name="Contents_20_Heading" style:master-page-name="First_20_Page">
      <style:paragraph-properties style:page-number="auto"/>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color="#000000" style:font-name="Helvetica" fo:font-size="9.5pt" style:font-name-asian="Helvetica" style:font-size-asian="9.5pt" style:font-name-complex="Helvetica" style:font-size-complex="9.5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0">Оглавление</text:p>
          </text:index-title>
          <text:p text:style-name="P2">1Введение<text:tab/>2</text:p>
          <text:p text:style-name="P2">2Постановка задачи<text:tab/>8</text:p>
          <text:p text:style-name="P3">2.1Онтологическая модель OWL<text:tab/>9</text:p>
          <text:p text:style-name="P3">2.2Язык СИНТЕЗ<text:tab/>10</text:p>
          <text:p text:style-name="P3">2.3Язык трансформации моделей ATL<text:tab/>12</text:p>
          <text:p text:style-name="P2">3Средства представления онтологий в канонической информационной модели СИНТЕЗ<text:tab/>14</text:p>
          <text:p text:style-name="P3">3.1Представление онтологических понятий<text:tab/>14</text:p>
          <text:p text:style-name="P3">3.2Представление свойств над типами данных<text:tab/>15</text:p>
          <text:p text:style-name="P3">3.3Представление объектных свойств<text:tab/>16</text:p>
          <text:p text:style-name="P2">4Построение отображения канонической информационной модели в онтологическую модель OWL<text:tab/>19</text:p>
          <text:p text:style-name="P3">4.1Отображение встроенных типов данных<text:tab/>19</text:p>
          <text:p text:style-name="P3">4.2Отображение онтологических понятий<text:tab/>19</text:p>
          <text:p text:style-name="P3">4.3Отображение свойств над типами данных<text:tab/>19</text:p>
          <text:p text:style-name="P3">4.4Отображение объектных свойств<text:tab/>19</text:p>
          <text:p text:style-name="P3">4.5Отображение инвариантов над объектными свойствами<text:tab/>19</text:p>
          <text:p text:style-name="P3">4.6Отображение логических операций над классами<text:tab/>19</text:p>
          <text:p text:style-name="P2">5Реализация трансформации на языке ATL<text:tab/>20</text:p>
          <text:p text:style-name="P3">5.1Расширение метамодели СИНТЕЗ в формате Ecore поддержкой логических формул<text:tab/>20</text:p>
          <text:p text:style-name="P3">5.2Реализация трансформации метамодели СИНТЕЗ в метамодель OWL на основе построенного отображения<text:tab/>20</text:p>
          <text:p text:style-name="P3">5.3Реализация трансформации из метамодели OWL в метамодель XML<text:tab/>20</text:p>
          <text:p text:style-name="P3">5.4Получение онтологии на языке OWL из XML модели с помощью аппарата ATL-запросов<text:tab/>20</text:p>
        </text:index-body>
      </text:table-of-content>
      <text:p text:style-name="Title"/>
      <text:h text:style-name="P6"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656461665" text:style-name="Numbering_20_1">
        <text:list-item>
          <text:p text:style-name="P12">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2">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89756729" text:style-name="L1">
        <text:list-item>
          <text:p text:style-name="P13">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3">Идентификация релевантных классов схемы посредника.</text:p>
        </text:list-item>
        <text:list-item>
          <text:p text:style-name="P13">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3"><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904907479" text:style-name="L2">
        <text:list-item>
          <text:p text:style-name="P14">Синтаксисе языков, определяющих онтологические модели.</text:p>
        </text:list-item>
        <text:list-item>
          <text:p text:style-name="P14">Выразительной способности моделей.</text:p>
        </text:list-item>
        <text:list-item>
          <text:p text:style-name="P14">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581101181" text:style-name="L3">
        <text:list-item>
          <text:p text:style-name="P15">Именах понятий и отношений.</text:p>
        </text:list-item>
        <text:list-item>
          <text:p text:style-name="P15">Подходах к определению понятий.</text:p>
        </text:list-item>
        <text:list-item>
          <text:p text:style-name="P15"><text:soft-page-break/>Разбиении предметной области на понятия.</text:p>
        </text:list-item>
        <text:list-item>
          <text:p text:style-name="P15">Покрытии предметной области.</text:p>
        </text:list-item>
        <text:list-item>
          <text:p text:style-name="P15">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Title">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6">MuseumOntology</text:span></text:span><text:span text:style-name="Source_20_Text">; in: module;<text:line-break/> <text:s text:c="2"/>type:<text:line-break/></text:span><text:soft-page-break/><text:span text:style-name="Source_20_Text"> <text:s text:c="6"/>{ </text:span><text:span text:style-name="Source_20_Text"><text:span text:style-name="T6">Artist</text:span></text:span><text:span text:style-name="Source_20_Text">; in: type;<text:line-break/> <text:s text:c="6"/>},<text:line-break/> <text:s text:c="6"/>{ </text:span><text:span text:style-name="Source_20_Text"><text:span text:style-name="T6">Painter</text:span></text:span><text:span text:style-name="Source_20_Text">; in: type;<text:line-break/> <text:s text:c="8"/>supertype: Artist;<text:line-break/> <text:s text:c="6"/>};<text:line-break/> <text:s text:c="2"/>class_specification:<text:line-break/> <text:s text:c="6"/>{ </text:span><text:span text:style-name="Source_20_Text"><text:span text:style-name="T6">artist</text:span></text:span><text:span text:style-name="Source_20_Text">; in: class;<text:line-break/> <text:s text:c="8"/>instance_type: Artist;<text:line-break/> <text:s text:c="6"/>},<text:line-break/> <text:s text:c="6"/>{ </text:span><text:span text:style-name="Source_20_Text"><text:span text:style-name="T6">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h text:style-name="P7" text:outline-level="2">Представление свойств над типами данных</text:h>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P1"><text:soft-page-break/>Пример</text:p>
      <text:p text:style-name="P5">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6">firstName: String;<text:line-break/></text:span><text:span text:style-name="T7"> <text:s text:c="9"/></text:span><text:span text:style-name="T6">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5">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P9" text:outline-level="2">Представление объектных свойств</text:h>
      <text:p text:style-name="First_20_line_20_indent"><text:span text:style-name="T2">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5">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text:p>
      <text:p text:style-name="P1">Пример</text:p>
      <text:p text:style-name="P5"><text:s/>Рассмотрим дополненную онтологию из предыдущего примера.</text:p>
      <text:p text:style-name="P4"><text:span text:style-name="Source_20_Text"><text:span text:style-name="T8">{ MuseumOntology; in: module;<text:line-break/> <text:s text:c="2"/>type:<text:line-break/> <text:s text:c="6"/>{ Artist; in: type;<text:line-break/> <text:s text:c="8"/></text:span></text:span><text:span text:style-name="Source_20_Text"><text:span text:style-name="T9">firstName: String;<text:line-break/> <text:s text:c="8"/>lastName: String;<text:line-break/></text:span></text:span><text:span text:style-name="Source_20_Text"><text:span text:style-name="T8"> <text:s text:c="6"/>},<text:line-break/> <text:s text:c="6"/>{ Painter; in: type;<text:line-break/> <text:s text:c="9"/>supertype: Artist;<text:line-break/></text:span></text:span><text:span text:style-name="Source_20_Text"><text:span text:style-name="T10"> <text:s text:c="8"/>paints: painting;<text:line-break/> <text:s text:c="11"/>metaslot<text:line-break/> <text:s text:c="15"/>in: Paints;<text:line-break/> <text:s text:c="11"/>end;</text:span></text:span><text:span text:style-name="Source_20_Text"><text:span text:style-name="T8"><text:line-break/> <text:s text:c="6"/>},<text:line-break/></text:span></text:span><text:span text:style-name="Source_20_Text"><text:span text:style-name="T9">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9"><text:line-break/> <text:s text:c="6"/>};</text:span></text:span><text:span text:style-name="Source_20_Text"><text:span text:style-name="T8"><text:line-break/> <text:s text:c="2"/>class_specification:<text:line-break/></text:span></text:span><text:soft-page-break/><text:span text:style-name="Source_20_Text"><text:span text:style-name="T8">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6">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2" text:outline-level="2">Представление инвариантов над объектными свойствами</text:h>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1"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1"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1"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text:soft-page-break/><draw:frame draw:style-name="fr1"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1"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10">Каноническая модель содержит обширный набор встроенных предикатов и функций. Среди них:</text:p>
      <text:list xml:id="list845904769" text:style-name="L4">
        <text:list-item>
          <text:p text:style-name="P16">Арифметические предикаты: eq(равно), lt(меньше), le(меньше или равно), ge(больше или равно), gt(больше), ne(не равно).</text:p>
        </text:list-item>
        <text:list-item>
          <text:p text:style-name="P16">Множественные предикаты: &gt;,&gt;=,&lt;=,&lt;, соответствующие теоретико-множественным операциям ⊃, ⊇, ⊆ и ⊂.</text:p>
        </text:list-item>
        <text:list-item>
          <text:p text:style-name="P16">Специальные предикаты is_in(принадлежность элемента множеству) и is_equal(эквивалентность множеств).</text:p>
        </text:list-item>
        <text:list-item>
          <text:p text:style-name="P16">Арифметические функции.</text:p>
        </text:list-item>
        <text:list-item>
          <text:p text:style-name="P16">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text:soft-page-break/>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h text:style-name="P11" text:outline-level="3" text:restart-numbering="true" text:start-value="-1">Мощностные ограничения объектных свойств</text:h>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Пусть в спецификации онтологии определены классы <draw:frame draw:style-name="fr1" draw:name="Объект36" text:anchor-type="as-char" svg:width="0.483cm" svg:height="0.467cm" draw:z-index="35"><draw:object xlink:href="./Object 36" xlink:type="simple" xlink:show="embed" xlink:actuate="onLoad"/><draw:image xlink:href="./ObjectReplacements/Object 36" xlink:type="simple" xlink:show="embed" xlink:actuate="onLoad"/><svg:desc>формула</svg:desc></draw:frame> и <draw:frame draw:style-name="fr1" draw:name="Объект37" text:anchor-type="as-char" svg:width="0.52cm" svg:height="0.467cm" draw:z-index="36"><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1" draw:name="Объект40" text:anchor-type="as-char" svg:width="0.492cm" svg:height="0.467cm" draw:z-index="37"><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1" draw:name="Объект41" text:anchor-type="as-char" svg:width="0.483cm" svg:height="0.467cm" draw:z-index="38"><draw:object xlink:href="./Object 41" xlink:type="simple" xlink:show="embed" xlink:actuate="onLoad"/><draw:image xlink:href="./ObjectReplacements/Object 41" xlink:type="simple" xlink:show="embed" xlink:actuate="onLoad"/><svg:desc>формула</svg:desc></draw:frame> c множеством значений <draw:frame draw:style-name="fr1" draw:name="Объект42" text:anchor-type="as-char" svg:width="0.52cm" svg:height="0.467cm" draw:z-index="39"><draw:object xlink:href="./Object 42" xlink:type="simple" xlink:show="embed" xlink:actuate="onLoad"/><draw:image xlink:href="./ObjectReplacements/Object 42" xlink:type="simple" xlink:show="embed" xlink:actuate="onLoad"/><svg:desc>формула</svg:desc></draw:frame> и число <draw:frame draw:style-name="fr1" draw:name="Объект51" text:anchor-type="as-char" svg:width="1.111cm" svg:height="0.52cm" draw:z-index="50"><draw:object xlink:href="./Object 51" xlink:type="simple" xlink:show="embed" xlink:actuate="onLoad"/><draw:image xlink:href="./ObjectReplacements/Object 51" xlink:type="simple" xlink:show="embed" xlink:actuate="onLoad"/><svg:desc>формула</svg:desc></draw:frame>. Пусть <draw:frame draw:style-name="fr1" draw:name="Объект43" text:anchor-type="as-char" svg:width="0.661cm" svg:height="0.531cm" draw:z-index="40"><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1" draw:name="Объект44" text:anchor-type="as-char" svg:width="0.483cm" svg:height="0.467cm" draw:z-index="41"><draw:object xlink:href="./Object 44" xlink:type="simple" xlink:show="embed" xlink:actuate="onLoad"/><draw:image xlink:href="./ObjectReplacements/Object 44" xlink:type="simple" xlink:show="embed" xlink:actuate="onLoad"/><svg:desc>формула</svg:desc></draw:frame>, <draw:frame draw:style-name="fr1" draw:name="Объект45" text:anchor-type="as-char" svg:width="0.709cm" svg:height="0.531cm" draw:z-index="42"><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1" draw:name="Объект46" text:anchor-type="as-char" svg:width="0.52cm" svg:height="0.467cm" draw:z-index="43"><draw:object xlink:href="./Object 46" xlink:type="simple" xlink:show="embed" xlink:actuate="onLoad"/><draw:image xlink:href="./ObjectReplacements/Object 46" xlink:type="simple" xlink:show="embed" xlink:actuate="onLoad"/><svg:desc>формула</svg:desc></draw:frame>, <draw:frame draw:style-name="fr1" draw:name="Объект47" text:anchor-type="as-char" svg:width="0.695cm" svg:height="0.591cm" draw:z-index="44"><draw:object xlink:href="./Object 47" xlink:type="simple" xlink:show="embed" xlink:actuate="onLoad"/><draw:image xlink:href="./ObjectReplacements/Object 47" xlink:type="simple" xlink:show="embed" xlink:actuate="onLoad"/><svg:desc>формула</svg:desc></draw:frame> – атрибут <draw:frame draw:style-name="fr1" draw:name="Объект48" text:anchor-type="as-char" svg:width="0.661cm" svg:height="0.531cm" draw:z-index="45"><draw:object xlink:href="./Object 48" xlink:type="simple" xlink:show="embed" xlink:actuate="onLoad"/><draw:image xlink:href="./ObjectReplacements/Object 48" xlink:type="simple" xlink:show="embed" xlink:actuate="onLoad"/><svg:desc>формула</svg:desc></draw:frame>, соответствующий <draw:frame draw:style-name="fr1" draw:name="Объект49" text:anchor-type="as-char" svg:width="0.492cm" svg:height="0.467cm" draw:z-index="46"><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1" draw:name="Объект50" text:anchor-type="as-char" svg:width="0.492cm" svg:height="0.467cm" draw:z-index="47"><draw:object xlink:href="./Object 50" xlink:type="simple" xlink:show="embed" xlink:actuate="onLoad"/><draw:image xlink:href="./ObjectReplacements/Object 50" xlink:type="simple" xlink:show="embed" xlink:actuate="onLoad"/><svg:desc>формула</svg:desc></draw:frame>:</text:p>
      <text:list xml:id="list453814324" text:style-name="L6">
        <text:list-item>
          <text:p text:style-name="P18">Класс <draw:frame draw:style-name="fr1" draw:name="Объект38" text:anchor-type="as-char" svg:width="0.483cm" svg:height="0.467cm" draw:z-index="48"><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1" draw:name="Объект39" text:anchor-type="as-char" svg:width="0.661cm" svg:height="0.531cm" draw:z-index="49"><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1" draw:name="Объект52" text:anchor-type="as-char" svg:width="0.695cm" svg:height="0.591cm" draw:z-index="51"><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1" draw:name="Объект59" text:anchor-type="as-char" svg:width="6.288cm" svg:height="0.594cm" draw:z-index="58"><draw:object xlink:href="./Object 59" xlink:type="simple" xlink:show="embed" xlink:actuate="onLoad"/><draw:image xlink:href="./ObjectReplacements/Object 59" xlink:type="simple" xlink:show="embed" xlink:actuate="onLoad"/><svg:desc>формула</svg:desc></draw:frame>. Данная формула задает ограничение максимальной мощности области значений атрибута <draw:frame draw:style-name="fr1" draw:name="Объект62" text:anchor-type="as-char" svg:width="0.695cm" svg:height="0.591cm" draw:z-index="61"><draw:object xlink:href="./Object 62" xlink:type="simple" xlink:show="embed" xlink:actuate="onLoad"/><draw:image xlink:href="./ObjectReplacements/Object 62" xlink:type="simple" xlink:show="embed" xlink:actuate="onLoad"/><svg:desc>формула</svg:desc></draw:frame>.</text:p>
        </text:list-item>
        <text:list-item>
          <text:p text:style-name="P18">Класс <draw:frame draw:style-name="fr1" draw:name="Объект53" text:anchor-type="as-char" svg:width="0.483cm" svg:height="0.467cm" draw:z-index="52"><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1" draw:name="Объект54" text:anchor-type="as-char" svg:width="0.661cm" svg:height="0.531cm" draw:z-index="53"><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1" draw:name="Объект55" text:anchor-type="as-char" svg:width="0.695cm" svg:height="0.591cm" draw:z-index="54"><draw:object xlink:href="./Object 55" xlink:type="simple" xlink:show="embed" xlink:actuate="onLoad"/><draw:image xlink:href="./ObjectReplacements/Object 55" xlink:type="simple" xlink:show="embed" xlink:actuate="onLoad"/><svg:desc>формула</svg:desc></draw:frame>, равна n. То есть, <draw:frame draw:style-name="fr1" draw:name="Объект61" text:anchor-type="as-char" svg:width="4.237cm" svg:height="0.594cm" draw:z-index="60"><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1" draw:name="Объект63" text:anchor-type="as-char" svg:width="0.695cm" svg:height="0.591cm" draw:z-index="62"><draw:object xlink:href="./Object 63" xlink:type="simple" xlink:show="embed" xlink:actuate="onLoad"/><draw:image xlink:href="./ObjectReplacements/Object 63" xlink:type="simple" xlink:show="embed" xlink:actuate="onLoad"/><svg:desc>формула</svg:desc></draw:frame>.</text:p>
        </text:list-item>
        <text:list-item>
          <text:p text:style-name="P18">Класс <draw:frame draw:style-name="fr1" draw:name="Объект56" text:anchor-type="as-char" svg:width="0.483cm" svg:height="0.467cm" draw:z-index="55"><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1" draw:name="Объект57" text:anchor-type="as-char" svg:width="0.661cm" svg:height="0.531cm" draw:z-index="56"><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1" draw:name="Объект58" text:anchor-type="as-char" svg:width="0.695cm" svg:height="0.591cm" draw:z-index="57"><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1" draw:name="Объект60" text:anchor-type="as-char" svg:width="6.288cm" svg:height="0.594cm" draw:z-index="59"><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1" draw:name="Объект64" text:anchor-type="as-char" svg:width="0.695cm" svg:height="0.591cm" draw:z-index="63"><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text:soft-page-break/>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p text:style-name="Title">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6">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text:soft-pag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h text:style-name="Heading_20_3" text:outline-level="3">Ограничения множества значений объектных свойств</text:h>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1" draw:name="Объект6" text:anchor-type="as-char" svg:width="0.483cm" svg:height="0.467cm" draw:z-index="5"><draw:object xlink:href="./Object 6" xlink:type="simple" xlink:show="embed" xlink:actuate="onLoad"/><draw:image xlink:href="./ObjectReplacements/Object 6" xlink:type="simple" xlink:show="embed" xlink:actuate="onLoad"/></draw:frame>, <draw:frame draw:style-name="fr1" draw:name="Объект29" text:anchor-type="as-char" svg:width="0.52cm" svg:height="0.467cm" draw:z-index="28"><draw:object xlink:href="./Object 29" xlink:type="simple" xlink:show="embed" xlink:actuate="onLoad"/><draw:image xlink:href="./ObjectReplacements/Object 29" xlink:type="simple" xlink:show="embed" xlink:actuate="onLoad"/><svg:desc>формула</svg:desc></draw:frame> и <draw:frame draw:style-name="fr1" draw:name="Объект7" text:anchor-type="as-char" svg:width="1.194cm" svg:height="0.467cm" draw:z-index="6"><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1" draw:name="Объект8" text:anchor-type="as-char" svg:width="1.565cm" svg:height="0.531cm" draw:z-index="7"><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1" draw:name="Объект9" text:anchor-type="as-char" svg:width="0.492cm" svg:height="0.467cm" draw:z-index="8"><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1" draw:name="Объект14" text:anchor-type="as-char" svg:width="0.483cm" svg:height="0.467cm" draw:z-index="12"><draw:object xlink:href="./Object 14" xlink:type="simple" xlink:show="embed" xlink:actuate="onLoad"/><draw:image xlink:href="./ObjectReplacements/Object 14" xlink:type="simple" xlink:show="embed" xlink:actuate="onLoad"/><svg:desc>формула</svg:desc></draw:frame> c множеством значений <draw:frame draw:style-name="fr1" draw:name="Объект30" text:anchor-type="as-char" svg:width="0.52cm" svg:height="0.467cm" draw:z-index="29"><draw:object xlink:href="./Object 30" xlink:type="simple" xlink:show="embed" xlink:actuate="onLoad"/><draw:image xlink:href="./ObjectReplacements/Object 30" xlink:type="simple" xlink:show="embed" xlink:actuate="onLoad"/><svg:desc>формула</svg:desc></draw:frame>. Пусть <draw:frame draw:style-name="fr1" draw:name="Объект10" text:anchor-type="as-char" svg:width="0.661cm" svg:height="0.531cm" draw:z-index="9"><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1" draw:name="Объект11" text:anchor-type="as-char" svg:width="0.483cm" svg:height="0.467cm" draw:z-index="10"><draw:object xlink:href="./Object 11" xlink:type="simple" xlink:show="embed" xlink:actuate="onLoad"/><draw:image xlink:href="./ObjectReplacements/Object 11" xlink:type="simple" xlink:show="embed" xlink:actuate="onLoad"/><svg:desc>формула</svg:desc></draw:frame>, <draw:frame draw:style-name="fr1" draw:name="Объект34" text:anchor-type="as-char" svg:width="0.709cm" svg:height="0.531cm" draw:z-index="33"><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1" draw:name="Объект35" text:anchor-type="as-char" svg:width="0.52cm" svg:height="0.467cm" draw:z-index="34"><draw:object xlink:href="./Object 35" xlink:type="simple" xlink:show="embed" xlink:actuate="onLoad"/><draw:image xlink:href="./ObjectReplacements/Object 35" xlink:type="simple" xlink:show="embed" xlink:actuate="onLoad"/><svg:desc>формула</svg:desc></draw:frame>, <draw:frame draw:style-name="fr1" draw:name="Объект12" text:anchor-type="as-char" svg:width="0.695cm" svg:height="0.591cm" draw:z-index="11"><draw:object xlink:href="./Object 12" xlink:type="simple" xlink:show="embed" xlink:actuate="onLoad"/><draw:image xlink:href="./ObjectReplacements/Object 12" xlink:type="simple" xlink:show="embed" xlink:actuate="onLoad"/><svg:desc>формула</svg:desc></draw:frame> – атрибут <draw:frame draw:style-name="fr1" draw:name="Объект13" text:anchor-type="as-char" svg:width="0.661cm" svg:height="0.531cm" draw:z-index="13"><draw:object xlink:href="./Object 13" xlink:type="simple" xlink:show="embed" xlink:actuate="onLoad"/><draw:image xlink:href="./ObjectReplacements/Object 13" xlink:type="simple" xlink:show="embed" xlink:actuate="onLoad"/><svg:desc>формула</svg:desc></draw:frame>, соответствующий <draw:frame draw:style-name="fr1" draw:name="Объект15" text:anchor-type="as-char" svg:width="0.492cm" svg:height="0.467cm" draw:z-index="14"><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1" draw:name="Объект23" text:anchor-type="as-char" svg:width="0.492cm" svg:height="0.467cm" draw:z-index="22"><draw:object xlink:href="./Object 23" xlink:type="simple" xlink:show="embed" xlink:actuate="onLoad"/><draw:image xlink:href="./ObjectReplacements/Object 23" xlink:type="simple" xlink:show="embed" xlink:actuate="onLoad"/><svg:desc>формула</svg:desc></draw:frame>:</text:p>
      <text:list xml:id="list398018625" text:style-name="L5">
        <text:list-item>
          <text:p text:style-name="P17">Класс <draw:frame draw:style-name="fr1" draw:name="Объект22" text:anchor-type="as-char" svg:width="0.483cm" svg:height="0.467cm" draw:z-index="21"><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1" draw:name="Объект24" text:anchor-type="as-char" svg:width="0.661cm" svg:height="0.531cm" draw:z-index="23"><draw:object xlink:href="./Object 24" xlink:type="simple" xlink:show="embed" xlink:actuate="onLoad"/><draw:image xlink:href="./ObjectReplacements/Object 24" xlink:type="simple" xlink:show="embed" xlink:actuate="onLoad"/><svg:desc>формула</svg:desc></draw:frame>, у которых значение <draw:frame draw:style-name="fr1" draw:name="Объект16" text:anchor-type="as-char" svg:width="0.695cm" svg:height="0.591cm" draw:z-index="15"><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1" draw:name="Объект17" text:anchor-type="as-char" svg:width="0.559cm" svg:height="0.531cm" draw:z-index="16"><draw:object xlink:href="./Object 17" xlink:type="simple" xlink:show="embed" xlink:actuate="onLoad"/><draw:image xlink:href="./ObjectReplacements/Object 17" xlink:type="simple" xlink:show="embed" xlink:actuate="onLoad"/><svg:desc>формула</svg:desc></draw:frame>. То есть, <text:soft-page-break/><draw:frame draw:style-name="fr1" draw:name="Объект25" text:anchor-type="as-char" svg:width="4.228cm" svg:height="0.591cm" draw:z-index="24"><draw:object xlink:href="./Object 25" xlink:type="simple" xlink:show="embed" xlink:actuate="onLoad"/><draw:image xlink:href="./ObjectReplacements/Object 25" xlink:type="simple" xlink:show="embed" xlink:actuate="onLoad"/><svg:desc>формула</svg:desc></draw:frame>.</text:p>
        </text:list-item>
        <text:list-item>
          <text:p text:style-name="P17">Класс <draw:frame draw:style-name="fr1" draw:name="Объект26" text:anchor-type="as-char" svg:width="0.483cm" svg:height="0.467cm" draw:z-index="25"><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1" draw:name="Объект27" text:anchor-type="as-char" svg:width="0.661cm" svg:height="0.531cm" draw:z-index="26"><draw:object xlink:href="./Object 27" xlink:type="simple" xlink:show="embed" xlink:actuate="onLoad"/><draw:image xlink:href="./ObjectReplacements/Object 27" xlink:type="simple" xlink:show="embed" xlink:actuate="onLoad"/><svg:desc>формула</svg:desc></draw:frame>, у которых значение <draw:frame draw:style-name="fr1" draw:name="Объект18" text:anchor-type="as-char" svg:width="0.695cm" svg:height="0.591cm" draw:z-index="17"><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1" draw:name="Объект19" text:anchor-type="as-char" svg:width="0.492cm" svg:height="0.467cm" draw:z-index="18"><draw:object xlink:href="./Object 19" xlink:type="simple" xlink:show="embed" xlink:actuate="onLoad"/><draw:image xlink:href="./ObjectReplacements/Object 19" xlink:type="simple" xlink:show="embed" xlink:actuate="onLoad"/></draw:frame>. То есть, <draw:frame draw:style-name="fr1" draw:name="Объект28" text:anchor-type="as-char" svg:width="7.004cm" svg:height="0.591cm" draw:z-index="27"><draw:object xlink:href="./Object 28" xlink:type="simple" xlink:show="embed" xlink:actuate="onLoad"/><draw:image xlink:href="./ObjectReplacements/Object 28" xlink:type="simple" xlink:show="embed" xlink:actuate="onLoad"/><svg:desc>формула</svg:desc></draw:frame>.</text:p>
        </text:list-item>
        <text:list-item>
          <text:p text:style-name="P17">Класс <draw:frame draw:style-name="fr1" draw:name="Объект31" text:anchor-type="as-char" svg:width="0.483cm" svg:height="0.467cm" draw:z-index="30"><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1" draw:name="Объект32" text:anchor-type="as-char" svg:width="0.661cm" svg:height="0.531cm" draw:z-index="31"><draw:object xlink:href="./Object 32" xlink:type="simple" xlink:show="embed" xlink:actuate="onLoad"/><draw:image xlink:href="./ObjectReplacements/Object 32" xlink:type="simple" xlink:show="embed" xlink:actuate="onLoad"/><svg:desc>формула</svg:desc></draw:frame>, у которых значение <draw:frame draw:style-name="fr1" draw:name="Объект20" text:anchor-type="as-char" svg:width="0.695cm" svg:height="0.591cm" draw:z-index="19"><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класса <draw:frame draw:style-name="fr1" draw:name="Объект21" text:anchor-type="as-char" svg:width="0.492cm" svg:height="0.467cm" draw:z-index="20"><draw:object xlink:href="./Object 21" xlink:type="simple" xlink:show="embed" xlink:actuate="onLoad"/><draw:image xlink:href="./ObjectReplacements/Object 21" xlink:type="simple" xlink:show="embed" xlink:actuate="onLoad"/><svg:desc>формула</svg:desc></draw:frame>. То есть, <draw:frame draw:style-name="fr1" draw:name="Объект33" text:anchor-type="as-char" svg:width="7.163cm" svg:height="0.591cm" draw:z-index="32"><draw:object xlink:href="./Object 33" xlink:type="simple" xlink:show="embed" xlink:actuate="onLoad"/><draw:image xlink:href="./ObjectReplacements/Object 33" xlink:type="simple" xlink:show="embed" xlink:actuate="onLoad"/><svg:desc>формула</svg:desc></draw:frame>.</text:p>
        </text:list-item>
      </text:list>
      <text:p text:style-name="Title">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6">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6">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text:soft-pag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присущий сухим винам.</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h text:style-name="Heading_20_1" text:outline-level="1">Построение отображения канонической информационной модели в онтологическую модель OWL</text:h>
      <text:h text:style-name="Heading_20_2" text:outline-level="2">Отображение встроенных типов данных</text:h>
      <text:h text:style-name="Heading_20_2" text:outline-level="2">Отображение онтологических понятий</text:h>
      <text:h text:style-name="Heading_20_2" text:outline-level="2">Отображение свойств над типами данных</text:h>
      <text:h text:style-name="Heading_20_2" text:outline-level="2">Отображение объектных свойств</text:h>
      <text:h text:style-name="Heading_20_2" text:outline-level="2">Отображение инвариантов над объектными свойствами</text:h>
      <text:h text:style-name="Heading_20_2" text:outline-level="2">Отображение логических операций над классами</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8"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ffcc99" fo:padding="0.049cm" fo:border="0.002cm solid #000000"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5T21:28:11</dc:date>
    <meta:editing-duration>PT62H10M02S</meta:editing-duration>
    <meta:editing-cycles>488</meta:editing-cycles>
    <meta:generator>OpenOffice.org/3.2$Unix OpenOffice.org_project/320m12$Build-9483</meta:generator>
    <dc:creator>Dennis Kopin</dc:creator>
    <meta:document-statistic meta:table-count="0" meta:image-count="0" meta:object-count="64" meta:page-count="28" meta:paragraph-count="164" meta:word-count="5167" meta:character-count="4382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7/content.xml><?xml version="1.0" encoding="utf-8"?>
<math xmlns="http://www.w3.org/1998/Math/MathML">
  <semantics>
    <mrow>
      <mi>E</mi>
      <mi mathvariant="normal">⊆</mi>
      <mi>K</mi>
    </mrow>
    <annotation encoding="StarMath 5.0">E subseteq K </annotation>
  </semantics>
</math>
</file>

<file path=Object 8/content.xml><?xml version="1.0" encoding="utf-8"?>
<math xmlns="http://www.w3.org/1998/Math/MathML">
  <semantics>
    <mrow>
      <msub>
        <mi>I</mi>
        <mn>1,</mn>
      </msub>
      <mn>...</mn>
      <mi>,</mi>
      <msub>
        <mi>I</mi>
        <mi>n</mi>
      </msub>
    </mrow>
    <annotation encoding="StarMath 5.0">{I_1,...,I_n}</annotation>
  </semantics>
</math>
</file>

<file path=Object 9/content.xml><?xml version="1.0" encoding="utf-8"?>
<math xmlns="http://www.w3.org/1998/Math/MathML">
  <semantics>
    <mi>P</mi>
    <annotation encoding="StarMath 5.0">P</annotation>
  </semantics>
</math>
</file>